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6350.019805" calcext:value-type="float">
            <text:p>26350.019805</text:p>
          </table:table-cell>
          <table:table-cell table:formula="of:=[.H2]/24/365" office:value-type="float" office:value="3.00799312842466" calcext:value-type="float">
            <text:p>3.0079931284246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4.2$Linux_X86_64 LibreOffice_project/30$Build-2</meta:generator>
    <dc:date>2022-07-25T10:47:12.851041618</dc:date>
    <meta:editing-duration>P5DT20H7M15S</meta:editing-duration>
    <meta:editing-cycles>272</meta:editing-cycles>
    <meta:document-statistic meta:table-count="1" meta:cell-count="7397" meta:object-count="0"/>
  </office:meta>
</office:document-meta>
</file>